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officeooo:paragraph-rsid="00111913"/>
    </style:style>
    <style:style style:name="P7" style:family="paragraph" style:parent-style-name="Standard">
      <style:text-properties officeooo:paragraph-rsid="0011c345"/>
    </style:style>
    <style:style style:name="P8" style:family="paragraph" style:parent-style-name="Standard">
      <style:text-properties officeooo:paragraph-rsid="0019c318"/>
    </style:style>
    <style:style style:name="P9" style:family="paragraph" style:parent-style-name="Standard">
      <style:text-properties officeooo:paragraph-rsid="001c7123"/>
    </style:style>
    <style:style style:name="P10" style:family="paragraph" style:parent-style-name="Standard">
      <style:text-properties officeooo:rsid="001ccc47" officeooo:paragraph-rsid="001ccc47"/>
    </style:style>
    <style:style style:name="P11" style:family="paragraph" style:parent-style-name="Standard">
      <style:text-properties officeooo:rsid="001f53a6" officeooo:paragraph-rsid="001f53a6"/>
    </style:style>
    <style:style style:name="P12" style:family="paragraph" style:parent-style-name="Standard">
      <style:text-properties officeooo:paragraph-rsid="00206294"/>
    </style:style>
    <style:style style:name="P13" style:family="paragraph" style:parent-style-name="Standard">
      <style:text-properties officeooo:rsid="00206294" officeooo:paragraph-rsid="00206294"/>
    </style:style>
    <style:style style:name="P14" style:family="paragraph" style:parent-style-name="Standard">
      <style:text-properties officeooo:rsid="001c7123" officeooo:paragraph-rsid="001c7123"/>
    </style:style>
    <style:style style:name="P15"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6"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7"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18" style:family="paragraph" style:parent-style-name="Preformatted_20_Text">
      <style:text-properties officeooo:rsid="001f53a6" officeooo:paragraph-rsid="001f53a6"/>
    </style:style>
    <style:style style:name="P19" style:family="paragraph" style:parent-style-name="Preformatted_20_Text">
      <style:paragraph-properties fo:margin-top="0cm" fo:margin-bottom="0.499cm" loext:contextual-spacing="false"/>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Preformatted_20_Text">
      <style:text-properties officeooo:paragraph-rsid="002cd037"/>
    </style:style>
    <style:style style:name="P23"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24"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officeooo:rsid="00270b61" officeooo:paragraph-rsid="00270b61"/>
    </style:style>
    <style:style style:name="P27" style:family="paragraph" style:parent-style-name="Standard">
      <style:text-properties officeooo:paragraph-rsid="00270b61"/>
    </style:style>
    <style:style style:name="P28" style:family="paragraph" style:parent-style-name="Standard">
      <style:text-properties officeooo:paragraph-rsid="002cd037"/>
    </style:style>
    <style:style style:name="P29" style:family="paragraph" style:parent-style-name="Standard">
      <style:text-properties officeooo:rsid="002ea392" officeooo:paragraph-rsid="002ea392"/>
    </style:style>
    <style:style style:name="P30" style:family="paragraph" style:parent-style-name="Standard">
      <style:text-properties officeooo:paragraph-rsid="002ea392"/>
    </style:style>
    <style:style style:name="P31" style:family="paragraph" style:parent-style-name="Standard">
      <style:text-properties officeooo:paragraph-rsid="002ae53b"/>
    </style:style>
    <style:style style:name="P32" style:family="paragraph" style:parent-style-name="Standard">
      <style:text-properties officeooo:rsid="0030a6cc" officeooo:paragraph-rsid="0030a6cc"/>
    </style:style>
    <style:style style:name="P33" style:family="paragraph" style:parent-style-name="Standard">
      <style:text-properties officeooo:rsid="003271f5" officeooo:paragraph-rsid="003271f5"/>
    </style:style>
    <style:style style:name="P34" style:family="paragraph" style:parent-style-name="Standard">
      <style:text-properties officeooo:paragraph-rsid="003359c4"/>
    </style:style>
    <style:style style:name="P35" style:family="paragraph" style:parent-style-name="Standard">
      <style:text-properties officeooo:paragraph-rsid="00341b3d"/>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fo:font-style="italic" fo:font-weight="bold" style:font-style-asian="italic" style:font-weight-asian="bold" style:font-style-complex="italic" style:font-weight-complex="bold"/>
    </style:style>
    <style:style style:name="P38" style:family="paragraph" style:parent-style-name="Standard">
      <style:text-properties officeooo:rsid="0035fccc" officeooo:paragraph-rsid="0035fccc"/>
    </style:style>
    <style:style style:name="P39" style:family="paragraph" style:parent-style-name="Standard">
      <style:text-properties officeooo:paragraph-rsid="00372abc"/>
    </style:style>
    <style:style style:name="P40" style:family="paragraph" style:parent-style-name="Standard">
      <style:text-properties officeooo:rsid="003a29f8" officeooo:paragraph-rsid="003a29f8"/>
    </style:style>
    <style:style style:name="P41" style:family="paragraph" style:parent-style-name="Standard">
      <style:text-properties officeooo:rsid="003aa6ba" officeooo:paragraph-rsid="003aa6ba"/>
    </style:style>
    <style:style style:name="P42" style:family="paragraph" style:parent-style-name="Standard">
      <style:text-properties officeooo:paragraph-rsid="003aa6ba"/>
    </style:style>
    <style:style style:name="P43" style:family="paragraph" style:parent-style-name="Standard">
      <style:text-properties officeooo:rsid="003aa7ab" officeooo:paragraph-rsid="003aa7ab"/>
    </style:style>
    <style:style style:name="P44" style:family="paragraph" style:parent-style-name="Standard">
      <style:text-properties officeooo:rsid="003de1b9" officeooo:paragraph-rsid="003de1b9"/>
    </style:style>
    <style:style style:name="P45" style:family="paragraph" style:parent-style-name="Standard">
      <style:text-properties officeooo:paragraph-rsid="003de1b9"/>
    </style:style>
    <style:style style:name="P46" style:family="paragraph" style:parent-style-name="Standard">
      <style:text-properties officeooo:rsid="003fd690" officeooo:paragraph-rsid="003fd690"/>
    </style:style>
    <style:style style:name="P47" style:family="paragraph" style:parent-style-name="Standard">
      <style:paragraph-properties fo:break-before="page"/>
    </style:style>
    <style:style style:name="P48"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officeooo:rsid="0017ca02"/>
    </style:style>
    <style:style style:name="T17" style:family="text">
      <style:text-properties officeooo:rsid="0019c318"/>
    </style:style>
    <style:style style:name="T18" style:family="text">
      <style:text-properties style:text-underline-style="solid" style:text-underline-width="auto" style:text-underline-color="font-color" officeooo:rsid="0019c318"/>
    </style:style>
    <style:style style:name="T19" style:family="text">
      <style:text-properties style:text-underline-style="solid" style:text-underline-width="auto" style:text-underline-color="font-color" officeooo:rsid="002ea392"/>
    </style:style>
    <style:style style:name="T20" style:family="text">
      <style:text-properties style:text-underline-style="solid" style:text-underline-width="auto" style:text-underline-color="font-color" fo:font-weight="bold" officeooo:rsid="002ea392" style:font-weight-asian="bold" style:font-weight-complex="bold"/>
    </style:style>
    <style:style style:name="T21" style:family="text">
      <style:text-properties style:text-underline-style="solid" style:text-underline-width="auto" style:text-underline-color="font-color" fo:font-weight="normal" officeooo:rsid="002ea392" style:font-weight-asian="normal" style:font-weight-complex="normal"/>
    </style:style>
    <style:style style:name="T22" style:family="text">
      <style:text-properties officeooo:rsid="001a999f"/>
    </style:style>
    <style:style style:name="T23" style:family="text">
      <style:text-properties officeooo:rsid="001c7123"/>
    </style:style>
    <style:style style:name="T24" style:family="text">
      <style:text-properties officeooo:rsid="001ccc47"/>
    </style:style>
    <style:style style:name="T25" style:family="text">
      <style:text-properties officeooo:rsid="001dd8ea"/>
    </style:style>
    <style:style style:name="T26" style:family="text">
      <style:text-properties fo:background-color="#eeeeee" loext:char-shading-value="0"/>
    </style:style>
    <style:style style:name="T27" style:family="text">
      <style:text-properties officeooo:rsid="00228837"/>
    </style:style>
    <style:style style:name="T28" style:family="text">
      <style:text-properties officeooo:rsid="00240265"/>
    </style:style>
    <style:style style:name="T29" style:family="text">
      <style:text-properties fo:font-weight="normal" style:font-weight-asian="normal" style:font-weight-complex="normal"/>
    </style:style>
    <style:style style:name="T30" style:family="text">
      <style:text-properties fo:font-weight="normal" officeooo:rsid="002ea392" style:font-weight-asian="normal" style:font-weight-complex="normal"/>
    </style:style>
    <style:style style:name="T31" style:family="text">
      <style:text-properties fo:font-weight="normal" officeooo:rsid="002fc871" style:font-weight-asian="normal" style:font-weight-complex="normal"/>
    </style:style>
    <style:style style:name="T32" style:family="text">
      <style:text-properties officeooo:rsid="00270b61"/>
    </style:style>
    <style:style style:name="T33" style:family="text">
      <style:text-properties officeooo:rsid="00279514"/>
    </style:style>
    <style:style style:name="T34" style:family="text">
      <style:text-properties officeooo:rsid="002877e0"/>
    </style:style>
    <style:style style:name="T35" style:family="text">
      <style:text-properties officeooo:rsid="0029349b"/>
    </style:style>
    <style:style style:name="T36" style:family="text">
      <style:text-properties officeooo:rsid="002ae53b"/>
    </style:style>
    <style:style style:name="T37" style:family="text">
      <style:text-properties officeooo:rsid="002cd037"/>
    </style:style>
    <style:style style:name="T38" style:family="text">
      <style:text-properties officeooo:rsid="002ea392"/>
    </style:style>
    <style:style style:name="T39" style:family="text">
      <style:text-properties officeooo:rsid="002fc871"/>
    </style:style>
    <style:style style:name="T40" style:family="text">
      <style:text-properties officeooo:rsid="0030a6cc"/>
    </style:style>
    <style:style style:name="T41" style:family="text">
      <style:text-properties officeooo:rsid="003160f9"/>
    </style:style>
    <style:style style:name="T42" style:family="text">
      <style:text-properties officeooo:rsid="003359c4"/>
    </style:style>
    <style:style style:name="T43" style:family="text">
      <style:text-properties officeooo:rsid="00341b3d"/>
    </style:style>
    <style:style style:name="T44" style:family="text">
      <style:text-properties officeooo:rsid="00349486"/>
    </style:style>
    <style:style style:name="T45" style:family="text">
      <style:text-properties officeooo:rsid="0034e343"/>
    </style:style>
    <style:style style:name="T46" style:family="text">
      <style:text-properties officeooo:rsid="0035a938"/>
    </style:style>
    <style:style style:name="T47" style:family="text">
      <style:text-properties officeooo:rsid="00372abc"/>
    </style:style>
    <style:style style:name="T48" style:family="text">
      <style:text-properties officeooo:rsid="003a29f8"/>
    </style:style>
    <style:style style:name="T49" style:family="text">
      <style:text-properties officeooo:rsid="003aa6ba"/>
    </style:style>
    <style:style style:name="T50" style:family="text">
      <style:text-properties officeooo:rsid="003de1b9"/>
    </style:style>
    <style:style style:name="T51" style:family="text">
      <style:text-properties officeooo:rsid="003e35bb"/>
    </style:style>
    <style:style style:name="T52" style:family="text">
      <style:text-properties officeooo:rsid="003fd690"/>
    </style:style>
    <style:style style:name="T53" style:family="text">
      <style:text-properties officeooo:rsid="00401c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21">Chapter 2 "Javascript for React" Part II - Jan 12th 7pm</text:p>
      <text:p text:style-name="Standard">------</text:p>
      <text:p text:style-name="Standard"><text:span text:style-name="T1">Q1.</text:span> What is the difference between promises and async/await?</text:p>
      <text:p text:style-name="P6"><text:tab/><text:span text:style-name="T7">Promises is a way to execute tasks with different responses times in order. In other words, asynchronous tasks being treated synchronously.</text:span></text:p>
      <text:p text:style-name="P7"><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6"><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6"><text:tab/><text:span text:style-name="T11">In case to catch errors, it is a good practice to use the try/catch.</text:span></text:p>
      <text:p text:style-name="P6">* <text:span text:style-name="T8">JS is not asynchronous:</text:span></text:p>
      <text:p text:style-name="P6">“...<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6"><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6"><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6">B</text:span>oth export and export default can be used on any JavaScript type: primitives, objects, arrays, and functions” <text:span text:style-name="T16">from the book.</text:span></text:p>
      <text:p text:style-name="Standard"/>
      <text:p text:style-name="Standard"><text:span text:style-name="T1">Q3.</text:span> How does a module with a single and multiple exports differ when being imported in another module?</text:p>
      <text:p text:style-name="Standard"><text:tab/><text:span text:style-name="T2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8"><text:tab/><text:span text:style-name="T17">1- using </text:span><text:span text:style-name="T18">“import &lt;original-name&gt; as &lt;new-name&gt; from ‘file.js’”</text:span><text:span text:style-name="T17"> the imported resource will be referenced by new-name in that scope;</text:span></text:p>
      <text:p text:style-name="P8"><text:span text:style-name="T17"><text:tab/>2- using </text:span><text:span text:style-name="T18">“import * as &lt;new-name&gt; from ‘file.js’”</text:span><text:span text:style-name="T17">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9"><text:tab/><text:span text:style-name="T23">It exports by using </text:span></text:p>
      <text:p text:style-name="P14"><text:tab/><text:tab/>module.exports = &lt;one-resource&gt; or </text:p>
      <text:p text:style-name="P9"><text:tab/><text:tab/><text:span text:style-name="T23">module.exports = {</text:span></text:p>
      <text:p text:style-name="P9"><text:tab/><text:tab/><text:tab/><text:span text:style-name="T23">&lt;resouce-one&gt;,</text:span></text:p>
      <text:p text:style-name="P9"><text:tab/><text:tab/><text:tab/><text:span text:style-name="T23">&lt;resource-two&gt;,</text:span></text:p>
      <text:p text:style-name="P9"><text:tab/><text:tab/><text:tab/>...</text:p>
      <text:p text:style-name="P9"><text:tab/><text:tab/><text:span text:style-name="T23">}</text:span></text:p>
      <text:p text:style-name="P9"><text:tab/><text:span text:style-name="T24">It imports by using const binder = require(“&lt;js-file&gt;”)</text:span></text:p>
      <text:p text:style-name="P9"/>
      <text:p text:style-name="P10">ES6:</text:p>
      <text:p text:style-name="P10">- export &lt;resource&gt;</text:p>
      <text:p text:style-name="P10">- export default &lt;resource&gt; exports a single main variable</text:p>
      <text:p text:style-name="P10">- import <text:span text:style-name="T25">{resource-name, other-resource-name} from file.js</text:span></text:p>
      <text:p text:style-name="P10">- <text:span text:style-name="T25">import {resource-name as otherStuff} from file.js</text:span></text:p>
      <text:p text:style-name="P10"/>
      <text:p text:style-name="Standard"><text:tab/><text:span text:style-name="T22">ES6 uses export and import</text:span></text:p>
      <text:p text:style-name="Standard"><text:tab/><text:span text:style-name="T25">CommonJS exports by using module.exports and import by require</text:span></text:p>
      <text:p text:style-name="Standard"/>
      <text:p text:style-name="Standard"/>
      <text:p text:style-name="P20">BONUS (Interview Questions)</text:p>
      <text:p text:style-name="Standard"><text:span text:style-name="T1">B1.</text:span> How do you define a class in JavaScript? How do you a public and a private variable in this class?</text:p>
      <text:p text:style-name="P11">Basically two ways:</text:p>
      <text:p text:style-name="P11">1- Using prototypical inheritance technique:</text:p>
      <text:p text:style-name="P1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9"><text:span text:style-name="Source_20_Text">};</text:span></text:p>
      <text:p text:style-name="P11">2- ES2015 introduce a class declaration that works similar to OOP languages</text:p>
      <text:p text:style-name="P1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9"><text:span text:style-name="Source_20_Text">}</text:span></text:p>
      <text:p text:style-name="P13">From MDN:</text:p>
      <text:p text:style-name="P13">“<text:span text:style-name="T12">Class properties are public by default and can be examined or modified outside the class. There is however a “stage 3 proposal” to allow defining private class fields using a hash # prefix.”</text:span></text:p>
      <text:p text:style-name="P15">“Private instance fields are declared with # names (pronounced "hash names"), which are identifiers prefixed with #. The # is a part of the name itself. It is used for declaration and accessing as well.”</text:p>
      <text:p text:style-name="P16">Before the use of #, the _ char was used simply to flag that that variable was “private”, but it access there was no restrictions. Only a flag.</text:p>
      <text:p text:style-name="P15"/>
      <text:p text:style-name="P12"><text:span text:style-name="T12">* The </text:span><text:span text:style-name="Source_20_Text"><text:span text:style-name="Strong_20_Emphasis"><text:span text:style-name="T26">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5">Static variables are called by static methods</text:p>
      <text:p text:style-name="P15"/>
      <text:p text:style-name="P17">Another way to do it it is by creating a variable inside a function, which do not return that.</text:p>
      <text:p text:style-name="P17">i.e.</text:p>
      <text:p text:style-name="P17">function asd(num) {</text:p>
      <text:p text:style-name="P17"><text:tab/>v = 1;</text:p>
      <text:p text:style-name="P17"><text:tab/>return v * num;</text:p>
      <text:p text:style-name="P17">}</text:p>
      <text:p text:style-name="Standard"/>
      <text:p text:style-name="P1"/>
      <text:p text:style-name="Standard"><text:soft-page-break/><text:span text:style-name="T1">B2.</text:span> What is a JavaScript promise?</text:p>
      <text:p text:style-name="Standard"><text:tab/><text:span text:style-name="T17">It is an object that will return something in a future </text:span><text:span text:style-name="T27">time</text:span><text:span text:style-name="T17">.</text:span></text:p>
      <text:p text:style-name="Standard"><text:tab/><text:span text:style-name="T28">It allows running asynchronous tasks in order (synchronously).</text:span></text:p>
      <text:p text:style-name="Standard"><text:tab/><text:span text:style-name="T17">It holds 3 possible status: Pending, Resolved and Rejected.</text:span></text:p>
      <text:p text:style-name="Standard"><text:tab/><text:span text:style-name="T17">It can be used to execute asynchronous tasks in a synchronous way.</text:span></text:p>
      <text:p text:style-name="Standard"/>
      <text:p text:style-name="Standard"/>
      <text:p text:style-name="P2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3">It will handle that function (stored in a variable) to be used as it was a normal variable. For instance, a function ca</text:span><text:span text:style-name="T41">n</text:span><text:span text:style-name="T33"> be passed as argument for another function or returned from another function.</text:span></text:p>
      <text:p text:style-name="Standard"><text:tab/><text:span text:style-name="T33">Functions are data.</text:span></text:p>
      <text:p text:style-name="Standard"/>
      <text:p text:style-name="Standard"><text:span text:style-name="T1">Q2.</text:span> What is declarative programming?</text:p>
      <text:p text:style-name="Standard"><text:tab/><text:span text:style-name="T34">It is a way to use other functions and abstract what they are doing behind the scenes.</text:span></text:p>
      <text:p text:style-name="Standard"><text:tab/><text:span text:style-name="T38">In short: </text:span><text:span text:style-name="T19">imperative is </text:span><text:span text:style-name="T20">how</text:span><text:span text:style-name="T30"> you do, while </text:span><text:span text:style-name="T21">declarative is </text:span><text:span text:style-name="T20">what</text:span><text:span text:style-name="T30"> you do.</text:span></text:p>
      <text:p text:style-name="Standard"><text:span text:style-name="T30">* metaphor when someone invite someone else over to their place:</text:span></text:p>
      <text:p text:style-name="P29"><text:span text:style-name="T29">– declarative: </text:span><text:span text:style-name="T31">3500 Price St.</text:span></text:p>
      <text:p text:style-name="P30"><text:span text:style-name="T31">– imperative: Coming from North Boundary, take right at Price St, two blocks after ...</text:span></text:p>
      <text:p text:style-name="Standard"/>
      <text:p text:style-name="P34"><text:span text:style-name="T1">Q3.</text:span> Which of the following array methods mutate the object and which don’t?</text:p>
      <text:p text:style-name="P36">* <text:span text:style-name="T42">object and array may be mutate, even using const.</text:span></text:p>
      <text:p text:style-name="P36"><text:span text:style-name="T42">It can be reached by using freeze </text:span><text:span text:style-name="T44">or seal</text:span><text:span text:style-name="T42">.</text:span></text:p>
      <text:p text:style-name="P34"/>
      <text:p text:style-name="P28">Array.push <text:span text:style-name="T37">= MUTATES</text:span></text:p>
      <text:p text:style-name="P28">array.concat <text:span text:style-name="T37">= DOES NOT MUTATE</text:span></text:p>
      <text:p text:style-name="P28">array.splice <text:span text:style-name="T37">= MUTATES</text:span></text:p>
      <text:p text:style-name="P28">array.pop <text:span text:style-name="T37">= MUTATES</text:span></text:p>
      <text:p text:style-name="P28">array.filter <text:span text:style-name="T37">= </text:span><text:s/><text:span text:style-name="T37">DOES NOT MUTATE</text:span></text:p>
      <text:p text:style-name="P28">array.map <text:span text:style-name="T37">= DOES NOT MUTATE</text:span></text:p>
      <text:p text:style-name="P28">array.reduce <text:span text:style-name="T37">= DOES NOT MUTATE</text:span></text:p>
      <text:p text:style-name="P28">array.reduceright <text:span text:style-name="T37">= DOES NOT MUTATE</text:span></text:p>
      <text:p text:style-name="P22"><text:span text:style-name="Source_20_Text"><text:span text:style-name="T14">.push() // =&gt; adds a new item as the last item of the array</text:span></text:span></text:p>
      <text:p text:style-name="P24"><text:span text:style-name="Source_20_Text"><text:span text:style-name="T14">.</text:span></text:span><text:span text:style-name="Source_20_Text"><text:span text:style-name="T15">push() // =&gt; adds a new item as the last item of the array</text:span></text:span></text:p>
      <text:p text:style-name="P24"><text:span text:style-name="Source_20_Text"><text:span text:style-name="T14">.pop() // =&gt; removes the last item of the array</text:span></text:span></text:p>
      <text:p text:style-name="P23"><text:span text:style-name="Source_20_Text"><text:span text:style-name="T14"/></text:span></text:p>
      <text:p text:style-name="P23"><text:span text:style-name="Source_20_Text"><text:span text:style-name="T14">.unshift() // =&gt; adds a new item as the first item of the array</text:span></text:span></text:p>
      <text:p text:style-name="P23"><text:span text:style-name="Source_20_Text"><text:span text:style-name="T14">.shift() // =&gt; removes the first item of the array</text:span></text:span></text:p>
      <text:p text:style-name="P23"/>
      <text:p text:style-name="P23"><text:span text:style-name="Source_20_Text"><text:span text:style-name="T14">.reverse() // =&gt; reverses the order of the array</text:span></text:span></text:p>
      <text:p text:style-name="P23"><text:soft-page-break/></text:p>
      <text:p text:style-name="P23"><text:span text:style-name="Source_20_Text"><text:span text:style-name="T14">.splice() // =&gt; removes/replaces item(s) in the array</text:span></text:span></text:p>
      <text:p text:style-name="P23"/>
      <text:p text:style-name="P23"><text:span text:style-name="Source_20_Text"><text:span text:style-name="T14">.sort() // =&gt; re-orders the items in the array based on their Unicode code points</text:span></text:span></text:p>
      <text:p text:style-name="P23"/>
      <text:p text:style-name="P23"><text:span text:style-name="Source_20_Text"><text:span text:style-name="T14">.copyWithin() // =&gt; copies one part of the array and put it on another part of the same array</text:span></text:span></text:p>
      <text:p text:style-name="P23"/>
      <text:p text:style-name="P23"><text:span text:style-name="Source_20_Text"><text:span text:style-name="T14">.fill() // =&gt; changes some or all items in the array into the value being passed in</text:span></text:span></text:p>
      <text:p text:style-name="P28"><text:span text:style-name="T37">– article with the 9 array methods that change arrays:</text:span></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4">They are functions that will behave the same way when receiving the same data </text:span><text:span text:style-name="T40">(deterministic)</text:span><text:span text:style-name="T34">, </text:span><text:span text:style-name="T35">on the same circumstances,</text:span><text:span text:style-name="T34"> without produce side effects. It means, it receives arguments and return a value without changing the environment.</text:span></text:p>
      <text:p text:style-name="P31"><text:span text:style-name="T39"><text:tab/>T</text:span><text:span text:style-name="T36">he</text:span><text:span text:style-name="T39">ir</text:span><text:span text:style-name="T36"> arguments are treated as immutable data.</text:span></text:p>
      <text:p text:style-name="P31"/>
      <text:p text:style-name="P37">*** <text:span text:style-name="T4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2">From the book:</text:p>
      <text:p text:style-name="Standard"><text:span text:style-name="T40"><text:tab/>1- </text:span>The function should take in at least one argument.</text:p>
      <text:p text:style-name="Standard"><text:span text:style-name="T40"><text:tab/>2- </text:span>The function should return a value or another function.</text:p>
      <text:p text:style-name="Standard"><text:span text:style-name="T40"><text:tab/>3- </text:span>The function should not change or mutate any of its arguments.</text:p>
      <text:p text:style-name="Standard"/>
      <text:p text:style-name="P33">Discussion after the meeting about testings</text:p>
      <text:p text:style-name="P33">https://www.freecodecamp.org/news/how-to-start-unit-testing-javascript/</text:p>
      <text:p text:style-name="P35"><text:span text:style-name="T43">search “design patterns in javascript”</text:span></text:p>
      <text:p text:style-name="Standard"/>
      <text:p text:style-name="P21">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9"><text:tab/><text:span text:style-name="T46">It is a function that </text:span><text:span text:style-name="T47">either takes or </text:span><text:span text:style-name="T46">return</text:span><text:span text:style-name="T47">s</text:span><text:span text:style-name="T46"> another function. </text:span></text:p>
      <text:p text:style-name="P39"><text:span text:style-name="T47"><text:tab/>It also</text:span><text:span text:style-name="T46"> can be </text:span><text:span text:style-name="T47">treated as data</text:span><text:span text:style-name="T46">.</text:span></text:p>
      <text:p text:style-name="P39"/>
      <text:p text:style-name="P38"><text:span text:style-name="T1">From the book:</text:span></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0">From the book:</text:p>
      <text:p text:style-name="P40">“Recursion is a technique that involves creating functions that recall themselves. Often, when faced with a challenge that involves a loop, a recursive function can be used instead.”</text:p>
      <text:p text:style-name="P40"/>
      <text:p text:style-name="P40">“Recursion is a pattern that works particularly well with asynchronous processes. Functions can recall themselves when they’re ready, like when the data is available or when a timer has finished.”</text:p>
      <text:p text:style-name="P40"/>
      <text:p text:style-name="P4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text:soft-page-break/></text:p>
      <text:p text:style-name="Standard"><text:span text:style-name="T1">Q3.</text:span> What is function chaining?</text:p>
      <text:p text:style-name="Standard"><text:tab/><text:span text:style-name="T48">When a function receives the output of another function using dot notation.</text:span></text:p>
      <text:p text:style-name="Standard"/>
      <text:p text:style-name="P4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43">It is a technique used in Functional Programming paradigm which combines small methods among each other to attain a larger task. The small details will be handled by tiny methods and combined in the end.</text:p>
      <text:p text:style-name="P43"/>
      <text:p text:style-name="P40">From the book:</text:p>
      <text:p text:style-name="P4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41">OOP focus on object, which contains data and methods (behaviour) regarding that particular object. <text:span text:style-name="T50">Imperative programming.</text:span></text:p>
      <text:p text:style-name="P41">FP <text:span text:style-name="T52">is based </text:span><text:span text:style-name="T53">o</text:span><text:span text:style-name="T52">n the functions and variables. It </text:span>separes data from behaviour<text:span text:style-name="T50">. Declarative programming.</text:span></text:p>
      <text:p text:style-name="P41"/>
      <text:p text:style-name="P41"><text:a xlink:type="simple" xlink:href="https://www.educba.com/functional-programming-vs-oop/" text:style-name="Internet_20_link" text:visited-style-name="Visited_20_Internet_20_Link">https://www.educba.com/functional-programming-vs-oop/</text:a> </text:p>
      <text:p text:style-name="P41">“In functional programming, the main focus of programming is what are we doing. In object-oriented programming, the main focus of programming is how are we doing.”</text:p>
      <text:p text:style-name="P41"/>
      <text:p text:style-name="P41"><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41"/>
      <text:p text:style-name="P45"><text:span text:style-name="T50">FP </text:span><text:span text:style-name="T51">uses</text:span><text:span text:style-name="T50"> immutability while OOP changes the object.</text:span></text:p>
      <text:p text:style-name="P44"/>
      <text:p text:style-name="P46">In my opinion, FP is more evolutive because one can uses functions as they need.</text:p>
      <text:p text:style-name="P46"><text:soft-page-break/>I think OOP will need the foundation, the classes. It can lead to an overhead.</text:p>
      <text:p text:style-name="P46"><text:s/></text:p>
      <text:p text:style-name="P42"><text:span text:style-name="T49">FP pros:</text:span></text:p>
      <text:p text:style-name="P42">– </text:p>
      <text:p text:style-name="P42">– </text:p>
      <text:p text:style-name="P41">FP cons:</text:p>
      <text:p text:style-name="P41">– </text:p>
      <text:p text:style-name="P41">– </text:p>
      <text:p text:style-name="P41"/>
      <text:p text:style-name="P41">OOP pros:</text:p>
      <text:p text:style-name="P41">– </text:p>
      <text:p text:style-name="P41">– </text:p>
      <text:p text:style-name="P41">OOP cons:</text:p>
      <text:p text:style-name="P41">– </text:p>
      <text:p text:style-name="P41">– </text:p>
      <text:p text:style-name="P41"/>
      <text:p text:style-name="Standard"/>
      <text:p text:style-name="P20"/>
      <text:p text:style-name="P26">https://dev.to/loujaybee/using-create-react-app-with-express</text:p>
      <text:p text:style-name="P26">Build a tutorial with all the steps to build and deploy, passing through db </text:p>
      <text:p text:style-name="P26">1- write a react FE app</text:p>
      <text:p text:style-name="P26">2- write BE api</text:p>
      <text:p text:style-name="P26">3- access mongo locally and mongoatlas</text:p>
      <text:p text:style-name="P26">locally - mongo, use db, ... port 27001 (like this)</text:p>
      <text:p text:style-name="P26">atlas – all clusters (top right side) ...</text:p>
      <text:p text:style-name="P26">4 – on BE set models and configure the connection</text:p>
      <text:p text:style-name="P26">5- integrate BE and FE</text:p>
      <text:p text:style-name="P26"><text:s/>first using proxy, instead of long address</text:p>
      <text:p text:style-name="P27"><text:span text:style-name="T32"><text:s/>after, building a prod version of FE, copying to /public and setting express to get it</text:span></text:p>
      <text:p text:style-name="P27"><text:span text:style-name="T32">6- set heroku</text:span></text:p>
      <text:p text:style-name="P27"><text:s/><text:span text:style-name="T3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24T10:56:58.079139348</dc:date>
    <meta:editing-duration>P5DT7H50M30S</meta:editing-duration>
    <meta:editing-cycles>36</meta:editing-cycles>
    <meta:generator>LibreOffice/6.4.1.2$Linux_X86_64 LibreOffice_project/4d224e95b98b138af42a64d84056446d09082932</meta:generator>
    <meta:document-statistic meta:table-count="0" meta:image-count="0" meta:object-count="0" meta:page-count="12" meta:paragraph-count="212" meta:word-count="2324" meta:character-count="14523" meta:non-whitespace-character-count="12277"/>
  </office:meta>
</office:document-meta>
</file>